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number text:level="2" style:num-suffix="." style:num-format="a" style:num-letter-sync="true">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3" style:num-suffix="." style:num-format="i">
        <style:list-level-properties fo:text-align="end" text:space-before="1.4097in" text:min-label-width="0.125in" text:list-level-position-and-space-mode="label-alignment">
          <style:list-level-label-alignment text:label-followed-by="listtab" fo:margin-left="1.5347in" fo:text-indent="-0.125in"/>
        </style:list-level-properties>
      </text:list-level-style-number>
      <text:list-level-style-number text:level="4" style:num-suffix="." style:num-format="1">
        <style:list-level-properties text:space-before="1.7847in" text:min-label-width="0.25in" text:list-level-position-and-space-mode="label-alignment">
          <style:list-level-label-alignment text:label-followed-by="listtab" fo:margin-left="2.0347in" fo:text-indent="-0.25in"/>
        </style:list-level-properties>
      </text:list-level-style-number>
      <text:list-level-style-number text:level="5" style:num-suffix="." style:num-format="a" style:num-letter-sync="true">
        <style:list-level-properties text:space-before="2.2847in" text:min-label-width="0.25in" text:list-level-position-and-space-mode="label-alignment">
          <style:list-level-label-alignment text:label-followed-by="listtab" fo:margin-left="2.5347in" fo:text-indent="-0.25in"/>
        </style:list-level-properties>
      </text:list-level-style-number>
      <text:list-level-style-number text:level="6" style:num-suffix="." style:num-format="i">
        <style:list-level-properties fo:text-align="end" text:space-before="2.9097in" text:min-label-width="0.125in" text:list-level-position-and-space-mode="label-alignment">
          <style:list-level-label-alignment text:label-followed-by="listtab" fo:margin-left="3.0347in" fo:text-indent="-0.125in"/>
        </style:list-level-properties>
      </text:list-level-style-number>
      <text:list-level-style-number text:level="7" style:num-suffix="." style:num-format="1">
        <style:list-level-properties text:space-before="3.2847in" text:min-label-width="0.25in" text:list-level-position-and-space-mode="label-alignment">
          <style:list-level-label-alignment text:label-followed-by="listtab" fo:margin-left="3.5347in" fo:text-indent="-0.25in"/>
        </style:list-level-properties>
      </text:list-level-style-number>
      <text:list-level-style-number text:level="8" style:num-suffix="." style:num-format="a" style:num-letter-sync="true">
        <style:list-level-properties text:space-before="3.7847in" text:min-label-width="0.25in" text:list-level-position-and-space-mode="label-alignment">
          <style:list-level-label-alignment text:label-followed-by="listtab" fo:margin-left="4.0347in" fo:text-indent="-0.25in"/>
        </style:list-level-properties>
      </text:list-level-style-number>
      <text:list-level-style-number text:level="9" style:num-suffix="." style:num-format="i">
        <style:list-level-properties fo:text-align="end" text:space-before="4.4097in" text:min-label-width="0.125in" text:list-level-position-and-space-mode="label-alignment">
          <style:list-level-label-alignment text:label-followed-by="listtab" fo:margin-left="4.5347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2pt" style:text-underline-type="single" style:text-underline-style="solid" style:text-underline-width="auto" style:text-underline-mode="continuous"/>
    </style:style>
    <style:style style:name="P2" style:parent-style-name="Normal" style:family="paragraph">
      <style:text-properties fo:font-weight="bold" style:font-weight-asian="bold" fo:font-size="16pt" style:font-size-asian="16pt" style:font-size-complex="14pt" style:text-underline-type="single" style:text-underline-style="solid" style:text-underline-width="auto" style:text-underline-mode="continuous"/>
    </style:style>
    <style:style style:name="P3" style:parent-style-name="Normal" style:family="paragraph">
      <style:text-properties style:font-weight-complex="bold"/>
    </style:style>
    <style:style style:name="P4" style:parent-style-name="Normal" style:family="paragraph">
      <style:text-properties style:font-weight-complex="bold"/>
    </style:style>
    <style:style style:name="P5" style:parent-style-name="Normal" style:family="paragraph">
      <style:text-properties style:font-weight-complex="bold"/>
    </style:style>
    <style:style style:name="P6" style:parent-style-name="Normal" style:family="paragraph">
      <style:text-properties style:font-weight-complex="bold"/>
    </style:style>
    <style:style style:name="P7" style:parent-style-name="Normal" style:family="paragraph">
      <style:text-properties style:font-weight-complex="bold"/>
    </style:style>
    <style:style style:name="P8" style:parent-style-name="Normal" style:family="paragraph">
      <style:text-properties style:font-weight-complex="bold"/>
    </style:style>
    <style:style style:name="P9" style:parent-style-name="Normal" style:family="paragraph">
      <style:text-properties fo:font-weight="bold" style:font-weight-asian="bold" fo:font-size="16pt" style:font-size-asian="16pt" style:font-size-complex="14pt" style:text-underline-type="single" style:text-underline-style="solid" style:text-underline-width="auto" style:text-underline-mode="continuous"/>
    </style:style>
    <style:style style:name="P10" style:parent-style-name="Normal" style:family="paragraph">
      <style:text-properties fo:font-weight="bold" style:font-weight-asian="bold" fo:font-size="16pt" style:font-size-asian="16pt" style:font-size-complex="14pt" style:text-underline-type="single" style:text-underline-style="solid" style:text-underline-width="auto" style:text-underline-mode="continuous"/>
    </style:style>
    <style:style style:name="P11" style:parent-style-name="Normal" style:family="paragraph">
      <style:text-properties fo:font-weight="bold" style:font-weight-asian="bold" fo:font-size="16pt" style:font-size-asian="16pt" style:font-size-complex="14pt" style:text-underline-type="single" style:text-underline-style="solid" style:text-underline-width="auto" style:text-underline-mode="continuous"/>
    </style:style>
    <style:style style:name="P12" style:parent-style-name="Normal" style:family="paragraph">
      <style:text-properties fo:font-weight="bold" style:font-weight-asian="bold" fo:font-size="16pt" style:font-size-asian="16pt" style:font-size-complex="14pt" style:text-underline-type="single" style:text-underline-style="solid" style:text-underline-width="auto" style:text-underline-mode="continuous"/>
    </style:style>
    <style:style style:name="P13" style:parent-style-name="ListParagraph" style:list-style-name="LFO3" style:family="paragraph"/>
    <style:style style:name="P14" style:parent-style-name="ListParagraph" style:list-style-name="LFO3" style:family="paragraph"/>
    <style:style style:name="P15" style:parent-style-name="ListParagraph" style:list-style-name="LFO3" style:family="paragraph"/>
    <style:style style:name="P16" style:parent-style-name="ListParagraph" style:list-style-name="LFO3" style:family="paragraph"/>
    <style:style style:name="P17" style:parent-style-name="ListParagraph" style:list-style-name="LFO3" style:family="paragraph"/>
    <style:style style:name="P18" style:parent-style-name="ListParagraph" style:list-style-name="LFO3" style:family="paragraph"/>
    <style:style style:name="P19" style:parent-style-name="ListParagraph" style:list-style-name="LFO3" style:family="paragraph"/>
    <style:style style:name="P20" style:parent-style-name="ListParagraph" style:list-style-name="LFO3" style:family="paragraph"/>
    <style:style style:name="P21" style:parent-style-name="ListParagraph" style:list-style-name="LFO3" style:family="paragraph"/>
    <style:style style:name="P22" style:parent-style-name="ListParagraph" style:list-style-name="LFO3" style:family="paragraph"/>
    <style:style style:name="P23" style:parent-style-name="ListParagraph" style:list-style-name="LFO3" style:family="paragraph"/>
    <style:style style:name="P24" style:parent-style-name="ListParagraph" style:list-style-name="LFO3" style:family="paragraph"/>
    <style:style style:name="P25" style:parent-style-name="ListParagraph" style:list-style-name="LFO3" style:family="paragraph"/>
    <style:style style:name="P26" style:parent-style-name="ListParagraph" style:list-style-name="LFO3" style:family="paragraph"/>
    <style:style style:name="P27" style:parent-style-name="ListParagraph" style:list-style-name="LFO3" style:family="paragraph"/>
    <style:style style:name="P28" style:parent-style-name="ListParagraph" style:list-style-name="LFO3" style:family="paragraph"/>
    <style:style style:name="P29" style:parent-style-name="ListParagraph" style:list-style-name="LFO3" style:family="paragraph"/>
    <style:style style:name="P30" style:parent-style-name="ListParagraph" style:list-style-name="LFO3" style:family="paragraph"/>
    <style:style style:name="P31" style:parent-style-name="ListParagraph" style:list-style-name="LFO3" style:family="paragraph"/>
    <style:style style:name="P32" style:parent-style-name="ListParagraph" style:list-style-name="LFO3" style:family="paragraph"/>
    <style:style style:name="P33" style:parent-style-name="ListParagraph" style:list-style-name="LFO3" style:family="paragraph"/>
    <style:style style:name="P34" style:parent-style-name="ListParagraph" style:list-style-name="LFO3" style:family="paragraph"/>
    <style:style style:name="P35" style:parent-style-name="ListParagraph" style:list-style-name="LFO3" style:family="paragraph"/>
    <style:style style:name="P36" style:parent-style-name="ListParagraph" style:list-style-name="LFO3" style:family="paragraph"/>
    <style:style style:name="P37" style:parent-style-name="ListParagraph" style:list-style-name="LFO3" style:family="paragraph"/>
    <style:style style:name="P38" style:parent-style-name="ListParagraph" style:list-style-name="LFO3" style:family="paragraph"/>
    <style:style style:name="P39" style:parent-style-name="ListParagraph" style:list-style-name="LFO3" style:family="paragraph"/>
    <style:style style:name="P40"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P41" style:parent-style-name="ListParagraph" style:list-style-name="LFO4" style:family="paragraph"/>
    <style:style style:name="P42" style:parent-style-name="ListParagraph" style:list-style-name="LFO4" style:family="paragraph"/>
    <style:style style:name="P43" style:parent-style-name="ListParagraph" style:list-style-name="LFO4" style:family="paragraph"/>
    <style:style style:name="P44" style:parent-style-name="ListParagraph" style:list-style-name="LFO4" style:family="paragraph"/>
    <style:style style:name="P45" style:parent-style-name="ListParagraph" style:list-style-name="LFO4" style:family="paragraph"/>
    <style:style style:name="P46" style:parent-style-name="ListParagraph" style:list-style-name="LFO4" style:family="paragraph"/>
    <style:style style:name="P47" style:parent-style-name="ListParagraph" style:list-style-name="LFO4" style:family="paragraph"/>
    <style:style style:name="P48" style:parent-style-name="ListParagraph" style:list-style-name="LFO4" style:family="paragraph"/>
    <style:style style:name="P49" style:parent-style-name="ListParagraph" style:list-style-name="LFO4" style:family="paragraph"/>
    <style:style style:name="P50" style:parent-style-name="ListParagraph" style:list-style-name="LFO4" style:family="paragraph"/>
    <style:style style:name="P51" style:parent-style-name="ListParagraph" style:list-style-name="LFO4" style:family="paragraph"/>
    <style:style style:name="P52" style:parent-style-name="ListParagraph" style:list-style-name="LFO4" style:family="paragraph"/>
    <style:style style:name="P53" style:parent-style-name="ListParagraph" style:list-style-name="LFO4" style:family="paragraph"/>
    <style:style style:name="P54" style:parent-style-name="ListParagraph" style:list-style-name="LFO4" style:family="paragraph"/>
    <style:style style:name="P55"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P56" style:parent-style-name="ListParagraph" style:list-style-name="LFO5" style:family="paragraph"/>
    <style:style style:name="P57" style:parent-style-name="ListParagraph" style:list-style-name="LFO5" style:family="paragraph"/>
    <style:style style:name="P58" style:parent-style-name="ListParagraph" style:list-style-name="LFO5" style:family="paragraph"/>
  </office:automatic-styles>
  <office:body>
    <office:text text:use-soft-page-breaks="true">
      <text:p text:style-name="P1">Testing Evaluation</text:p>
      <text:p text:style-name="P2">Gaps and Omissions made</text:p>
      <text:p text:style-name="P3">While making the test suite, a few omissions were made. Though these omissions would not have a huge impact on the coverage of the system, we would have benefited from not making these exemptions.</text:p>
      <text:p text:style-name="P4">The first<text:s/>omission made was<text:s/>not performing thorough unit tests for the methods that help with path finding. These methods were in the ‘Node’ class<text:s/>, their purpose was to prune the path the drone would take to avoid resulting in an ‘illegal’ move. The reason this omission was made was since the<text:s/>methods in this class, are purely mathematical in nature, and any faults that might occur in these<text:s/>method would be due to a mistake in a formula. But since the system was easily able to avoid any illegal moves, the omission to test this function was made. Nevertheless, the added robustness to the system if the tests were added would have made the system’s functionality more reliable.</text:p>
      <text:p text:style-name="P5">A gap present in the system was in the path-generation algorithm. This gap in testing the system was because the system would aim to deliver orders, retrieved from the REST server, for an entire day. So, the drones would go to a restaurant, collect the pizza and deliver it back to Appleton Tower. This functionality of the system makes it so that we would be unable to minutely test the drone’s path and consider some edge cases that might arise. This gap in testing was caused since making synthetic data for the purpose of testing each edge case for the drone’s behaviour would have resulted in an extremely resource heavy testing. Hence the<text:s/>gap in testing this functionality came about.<text:s/></text:p>
      <text:p text:style-name="P6">A major gap in testing the correctness of the system was made since none of the data retrieved by the REST server was tested. This could have, in extreme edge cases, resulted in faulty and error-prone data to render the system useless or result in major failure in operation of the system. The data on the server were<text:s/>large<text:s/>and hence testing the server data to<text:s/>avoid errors would have resulted in utilising a lot of resources. However, including these pre-testing of the server data would have been useful to add reliability.<text:s/></text:p>
      <text:p text:style-name="P7">Another omission on testing was made to not test the command line arguments automatically. The reason behind this omission and testing the command line arguments manually was since the command line inputs were tested manually to a high level that<text:s/>put a high certainty to the expected working of validation.<text:s/>But nevertheless, the inclusion of an automated test class would<text:s/>have<text:s/>provided the<text:s/>test suite additional depth and increased<text:s/>test coverage.</text:p>
      <text:p text:style-name="P8">Even though the most important improvement to be made would be implementing the gaps and omissions made in the tests, their inclusion would make the testing more thorough, robust and deep as well as adding reliability to the tests. The downside of doing so would have been the cost and resources needed to implement these tests.<text:s/></text:p>
      <text:p text:style-name="P9"/>
      <text:p text:style-name="P10"/>
      <text:p text:style-name="P11"/>
      <text:soft-page-break/>
      <text:p text:style-name="P12">Target Level</text:p>
      <text:p text:style-name="Normal">The target level that the test suite should have are:</text:p>
      <text:list text:style-name="LFO3" text:continue-numbering="true">
        <text:list-item>
          <text:p text:style-name="P13">Test Coverage:</text:p>
          <text:list text:continue-numbering="true">
            <text:list-item>
              <text:p text:style-name="P14">Defined as the<text:s/>metric that measures the extent to which code is executed by a test suite.</text:p>
            </text:list-item>
            <text:list-item>
              <text:p text:style-name="P15">A higher test coverage provides greater confidence in the system and its functionalities, while a lower level might result in missing important test cases and bugs.</text:p>
            </text:list-item>
            <text:list-item>
              <text:p text:style-name="P16">The reason we do not aim to achieve a 100% test coverage is because:</text:p>
              <text:list text:continue-numbering="true">
                <text:list-item>
                  <text:p text:style-name="P17">Limited Resources: A 100% test case would be extremely costly, in terms of time and resources.</text:p>
                </text:list-item>
                <text:list-item>
                  <text:p text:style-name="P18">Excessive testing: A 100% test coverage could be redundant as well as increasing resource and time consumption.</text:p>
                </text:list-item>
                <text:list-item>
                  <text:p text:style-name="P19">False sense of security: A 100% test coverage would not necessarily mean the system is bug-free since the tests might not have considered all possible cases.</text:p>
                </text:list-item>
              </text:list>
            </text:list-item>
            <text:list-item>
              <text:p text:style-name="P20">A more realistic target level for test coverage might be around 90% coverage, which provides a good balance between the cost and the quality of the tests.</text:p>
            </text:list-item>
          </text:list>
        </text:list-item>
        <text:list-item>
          <text:p text:style-name="P21">Specification Coverage:<text:s/></text:p>
          <text:list text:continue-numbering="true">
            <text:list-item>
              <text:p text:style-name="P22">Defined as the metric that measures how well a test suite covers the requirements specified in a specification.</text:p>
            </text:list-item>
            <text:list-item>
              <text:p text:style-name="P23">A higher<text:s/>specification coverage means that a large proportion of the requirements in the specification have been tested and verified, providing confidence that the system is working as expected.</text:p>
            </text:list-item>
            <text:list-item>
              <text:p text:style-name="P24">A target level for the specification coverage would be 100%.<text:s/></text:p>
            </text:list-item>
            <text:list-item>
              <text:p text:style-name="P25">This target level is ideal because a 100% specification coverage would portray that the system is working as required and that all the requirements have been accounted for.</text:p>
            </text:list-item>
          </text:list>
        </text:list-item>
        <text:list-item>
          <text:p text:style-name="P26">Statement Coverage:</text:p>
          <text:list text:continue-numbering="true">
            <text:list-item>
              <text:p text:style-name="P27">Defined as the metric that<text:s/>measure the degree to which the source code of a program has been executed by the test suite.</text:p>
            </text:list-item>
            <text:list-item>
              <text:p text:style-name="P28">A<text:s/>higher statement coverage means that more of the code has been executed during testing, and a lower coverage might indicate that some parts of the code have not been tested.</text:p>
            </text:list-item>
            <text:list-item>
              <text:p text:style-name="P29">our target level is a<text:s/>high<text:s/>level of statement coverage (around<text:s/>85%).</text:p>
            </text:list-item>
            <text:list-item>
              <text:p text:style-name="P30">This is because<text:s/>it helps to ensure that most of the executable statements in the system have been executed and tested.</text:p>
            </text:list-item>
            <text:list-item>
              <text:p text:style-name="P31">A 100% statement coverage is not aimed for because that would again lead to excessive testing.</text:p>
            </text:list-item>
          </text:list>
        </text:list-item>
        <text:list-item>
          <text:p text:style-name="P32">Class<text:s/>Coverage:</text:p>
          <text:list text:continue-numbering="true">
            <text:list-item>
              <text:p text:style-name="P33">Defined as the<text:s/>proportion of classes in a software system that have been tested.</text:p>
            </text:list-item>
            <text:list-item>
              <text:p text:style-name="P34">A<text:s/>high level of class coverage is desirable, as it means that a large portion of the classes in the system have been tested and can help ensure that the system functions as expected.</text:p>
            </text:list-item>
            <text:list-item>
              <text:p text:style-name="P35">This therefore would make the target level for class coverage high, at around 90%.</text:p>
            </text:list-item>
            <text:list-item>
              <text:p text:style-name="P36">A 100% class coverage is not desirable in our system since:</text:p>
              <text:soft-page-break/>
              <text:list text:continue-numbering="true">
                <text:list-item>
                  <text:p text:style-name="P37">Not every class provides functionality that needs to be tested.</text:p>
                </text:list-item>
                <text:list-item>
                  <text:p text:style-name="P38">It is not completely feasible to have a 100% coverage.</text:p>
                </text:list-item>
              </text:list>
            </text:list-item>
            <text:list-item>
              <text:p text:style-name="P39">Instead, opting for a relatively high but not 100% class coverage is what we go for (around 90%) since doing so, we can prioritize testing of important and critical classes. Doing so would result in a less repetitive testing that still produces a reasonable level of confidence in the system.</text:p>
            </text:list-item>
          </text:list>
        </text:list-item>
      </text:list>
      <text:p text:style-name="Normal"/>
      <text:p text:style-name="P40">How test compare to target levels:</text:p>
      <text:p text:style-name="Normal">The actual levels<text:s/>of testing are:</text:p>
      <text:list text:style-name="LFO4" text:continue-numbering="true">
        <text:list-item>
          <text:p text:style-name="P41">Class coverage:<text:s/></text:p>
          <text:list text:continue-numbering="true">
            <text:list-item>
              <text:p text:style-name="P42">The target level<text:s/>for this was around 90%.</text:p>
            </text:list-item>
            <text:list-item>
              <text:p text:style-name="P43">Out of<text:s/>20<text:s/>classes,<text:s/>19<text:s/>were tested. This would give us a class coverage of<text:s/>95%.</text:p>
            </text:list-item>
            <text:list-item>
              <text:p text:style-name="P44">So,<text:s/>our target level for the class coverage is at a desirable level.</text:p>
            </text:list-item>
          </text:list>
        </text:list-item>
        <text:list-item>
          <text:p text:style-name="P45">Specification coverage:</text:p>
          <text:list text:continue-numbering="true">
            <text:list-item>
              <text:p text:style-name="P46">The target for this was 100%</text:p>
            </text:list-item>
            <text:list-item>
              <text:p text:style-name="P47">Out of the 11 specifications stated in the Software Requirements Document, 10 of the requirements have been covered by the test suite.<text:s/></text:p>
            </text:list-item>
            <text:list-item>
              <text:p text:style-name="P48">This gives us about 91% specification coverage.<text:s/>Which though lower than the target, is still at an acceptably high percent to not cause any fear of failures.</text:p>
            </text:list-item>
          </text:list>
        </text:list-item>
        <text:list-item>
          <text:p text:style-name="P49">Test Coverage:</text:p>
          <text:list text:continue-numbering="true">
            <text:list-item>
              <text:p text:style-name="P50">The target level was<text:s/>around 90%</text:p>
            </text:list-item>
            <text:list-item>
              <text:p text:style-name="P51">The actual<text:s/>level of the test coverage came out to be just under the target level at 88%. Even though this level is lower than the target level, the difference is minor enough to not raise any issues. Making the difference in the test coverage not that consequential.</text:p>
            </text:list-item>
          </text:list>
        </text:list-item>
        <text:list-item>
          <text:p text:style-name="P52">Statement Coverage:</text:p>
          <text:list text:continue-numbering="true">
            <text:list-item>
              <text:p text:style-name="P53">The target level was<text:s/>around 85%</text:p>
            </text:list-item>
            <text:list-item>
              <text:p text:style-name="P54">The coverage report on IntelliJ indicated that the statement coverage would be 83%, which though lower than the targeted level. Were still high enough to assure that the system would perform as expected.</text:p>
            </text:list-item>
          </text:list>
        </text:list-item>
      </text:list>
      <text:p text:style-name="P55">Achieving the Target level:</text:p>
      <text:p text:style-name="Normal">To achieve the target level for the specification testing, we could:</text:p>
      <text:list text:style-name="LFO5" text:continue-numbering="true">
        <text:list-item>
          <text:p text:style-name="P56">We would first identify the areas of the code that need testing and the requirements that the test cases need to satisfy. Then, we would create test cases that would validate the functionality of the code and ensure it meets the requirements.</text:p>
        </text:list-item>
        <text:list-item>
          <text:p text:style-name="P57">We would use code coverage tools to measure the extent to which the code has been tested and determine the current level of coverage. Based on the results, we would determine if the current level of coverage meets the target level and if not, we would need to create additional test cases to improve coverage.</text:p>
        </text:list-item>
        <text:list-item>
          <text:p text:style-name="P58">We would also regularly review and update our test cases as the code evolves to make sure that the coverage remains adequate and up-to-date. By following these steps, we can achieve the desired target level for software code coverag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DengXi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DengXi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alibri" style:font-name-asian="DengXian" style:font-name-complex="Calibri"/>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number text:level="2" style:num-suffix="." style:num-format="a" style:num-letter-sync="true">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3" style:num-suffix="." style:num-format="i">
        <style:list-level-properties fo:text-align="end" text:space-before="1.4097in" text:min-label-width="0.125in" text:list-level-position-and-space-mode="label-alignment">
          <style:list-level-label-alignment text:label-followed-by="listtab" fo:margin-left="1.5347in" fo:text-indent="-0.125in"/>
        </style:list-level-properties>
      </text:list-level-style-number>
      <text:list-level-style-number text:level="4" style:num-suffix="." style:num-format="1">
        <style:list-level-properties text:space-before="1.7847in" text:min-label-width="0.25in" text:list-level-position-and-space-mode="label-alignment">
          <style:list-level-label-alignment text:label-followed-by="listtab" fo:margin-left="2.0347in" fo:text-indent="-0.25in"/>
        </style:list-level-properties>
      </text:list-level-style-number>
      <text:list-level-style-number text:level="5" style:num-suffix="." style:num-format="a" style:num-letter-sync="true">
        <style:list-level-properties text:space-before="2.2847in" text:min-label-width="0.25in" text:list-level-position-and-space-mode="label-alignment">
          <style:list-level-label-alignment text:label-followed-by="listtab" fo:margin-left="2.5347in" fo:text-indent="-0.25in"/>
        </style:list-level-properties>
      </text:list-level-style-number>
      <text:list-level-style-number text:level="6" style:num-suffix="." style:num-format="i">
        <style:list-level-properties fo:text-align="end" text:space-before="2.9097in" text:min-label-width="0.125in" text:list-level-position-and-space-mode="label-alignment">
          <style:list-level-label-alignment text:label-followed-by="listtab" fo:margin-left="3.0347in" fo:text-indent="-0.125in"/>
        </style:list-level-properties>
      </text:list-level-style-number>
      <text:list-level-style-number text:level="7" style:num-suffix="." style:num-format="1">
        <style:list-level-properties text:space-before="3.2847in" text:min-label-width="0.25in" text:list-level-position-and-space-mode="label-alignment">
          <style:list-level-label-alignment text:label-followed-by="listtab" fo:margin-left="3.5347in" fo:text-indent="-0.25in"/>
        </style:list-level-properties>
      </text:list-level-style-number>
      <text:list-level-style-number text:level="8" style:num-suffix="." style:num-format="a" style:num-letter-sync="true">
        <style:list-level-properties text:space-before="3.7847in" text:min-label-width="0.25in" text:list-level-position-and-space-mode="label-alignment">
          <style:list-level-label-alignment text:label-followed-by="listtab" fo:margin-left="4.0347in" fo:text-indent="-0.25in"/>
        </style:list-level-properties>
      </text:list-level-style-number>
      <text:list-level-style-number text:level="9" style:num-suffix="." style:num-format="i">
        <style:list-level-properties fo:text-align="end" text:space-before="4.4097in" text:min-label-width="0.125in" text:list-level-position-and-space-mode="label-alignment">
          <style:list-level-label-alignment text:label-followed-by="listtab" fo:margin-left="4.5347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yaan Hashim</meta:initial-creator>
    <dc:creator>Ayaan Hashim</dc:creator>
    <meta:creation-date>2023-02-03T00:50:00Z</meta:creation-date>
    <dc:date>2023-02-03T09:25:00Z</dc:date>
    <meta:template xlink:href="Normal" xlink:type="simple"/>
    <meta:editing-cycles>3</meta:editing-cycles>
    <meta:editing-duration>PT23160S</meta:editing-duration>
    <meta:document-statistic meta:page-count="3" meta:paragraph-count="15" meta:word-count="1183" meta:character-count="7913" meta:row-count="56" meta:non-whitespace-character-count="6745"/>
  </office:meta>
</office:document-meta>
</file>